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8.25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22.99pt"/>
    </style:style>
    <style:style style:name="co6" style:family="table-column">
      <style:table-column-properties fo:break-before="auto" style:column-width="277.06pt"/>
    </style:style>
    <style:style style:name="co7" style:family="table-column">
      <style:table-column-properties fo:break-before="auto" style:column-width="257.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7" style:family="table-cell" style:parent-style-name="Default" style:data-style-name="N11"/>
    <style:style style:name="ce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11.31pt" svg:y="83.34pt">
            <draw:object draw:notify-on-update-of-ranges="Sheet1.A3:Sheet1.A3 Sheet1.A4:Sheet1.A5 Sheet1.B3:Sheet1.B3 Sheet1.B4:Sheet1.B5 Sheet1.C3:Sheet1.C3 Sheet1.C4:Sheet1.C5 Sheet1.D3:Sheet1.D3 Sheet1.D4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KELAS</text:p>
          </table:table-cell>
          <table:table-cell table:style-name="ce2" office:value-type="string" calcext:value-type="string">
            <text:p>PRE-TEST</text:p>
          </table:table-cell>
          <table:table-cell table:style-name="ce5" office:value-type="string" calcext:value-type="string">
            <text:p>POST-TEST</text:p>
          </table:table-cell>
          <table:table-cell table:style-name="ce5" office:value-type="string" calcext:value-type="string">
            <text:p>PENINGKATAN (%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ELAS KONTROL</text:p>
          </table:table-cell>
          <table:table-cell table:style-name="ce4" office:value-type="float" office:value="34.25" calcext:value-type="float">
            <text:p>34.25</text:p>
          </table:table-cell>
          <table:table-cell table:style-name="ce4" office:value-type="float" office:value="47.83" calcext:value-type="float">
            <text:p>47.83</text:p>
          </table:table-cell>
          <table:table-cell table:style-name="ce6" table:formula="of:=([.C4]-[.B4])/[.B4]" office:value-type="percentage" office:value="0.396496350364963" calcext:value-type="percentage">
            <text:p>39.65%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KELAS PENELITIAN</text:p>
          </table:table-cell>
          <table:table-cell office:value-type="float" office:value="39.38" calcext:value-type="float">
            <text:p>39.38</text:p>
          </table:table-cell>
          <table:table-cell office:value-type="float" office:value="68.65" calcext:value-type="float">
            <text:p>68.65</text:p>
          </table:table-cell>
          <table:table-cell table:style-name="ce6" table:formula="of:=([.C5]-[.B5])/[.B5]" office:value-type="percentage" office:value="0.743270695784662" calcext:value-type="percentage">
            <text:p>74.33%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21" table:default-cell-style-name="Default"/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Keterangan</text:p>
          </table:table-cell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widiopranoto.github.io/LatihanUN</text:p>
          </table:table-cell>
          <table:table-cell table:style-name="ce3" office:value-type="string" calcext:value-type="string">
            <text:p>Latihan Ujian Nasional 7 paket (soal UN 2010-2015)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idiopranoto.github.io/LatihanUNHOTS" xlink:type="simple">https://widiopranoto.github.io/LatihanUNHOTS</text:a></text:p>
          </table:table-cell>
          <table:table-cell table:style-name="ce3" office:value-type="string" calcext:value-type="string">
            <text:p>Latihan Ujian Nasional 7 paket HOTS</text:p>
          </table:table-cell>
          <table:table-cell table:number-columns-repeated="102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ttps://widiopranoto.github.io/LatihanGrammar</text:p>
          </table:table-cell>
          <table:table-cell table:style-name="ce3" office:value-type="string" calcext:value-type="string">
            <text:p>Latihan grammar interaktif</text:p>
          </table:table-cell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a xlink:href="https://widiopranoto.github.io/LatihanKelasX" xlink:type="simple">https://widiopranoto.github.io/LatihanKelasX</text:a></text:p>
          </table:table-cell>
          <table:table-cell table:style-name="ce3" office:value-type="string" calcext:value-type="string">
            <text:p>Latihan listening, speaking, reading, dan reading</text:p>
          </table:table-cell>
          <table:table-cell table:number-columns-repeated="102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https://widiopranoto.github.io/LatihanKelasXI" xlink:type="simple">https://widiopranoto.github.io/LatihanKelasXI </text:a></text:p>
          </table:table-cell>
          <table:table-cell table:style-name="ce3" office:value-type="string" calcext:value-type="string">
            <text:p>Latihan listening, speaking, reading, dan reading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<text:a xlink:href="https://widiopranoto.github.io/LatihanKelasXII" xlink:type="simple">https://widiopranoto.github.io/LatihanKelasXII</text:a></text:p>
          </table:table-cell>
          <table:table-cell table:style-name="ce3" office:value-type="string" calcext:value-type="string">
            <text:p>Latihan listening, speaking, reading, dan reading</text:p>
          </table:table-cell>
          <table:table-cell table:number-columns-repeated="102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ttps:/sites.google.com/view/kelas-online-pak-widio</text:p>
          </table:table-cell>
          <table:table-cell table:style-name="ce3" office:value-type="string" calcext:value-type="string">
            <text:p>Latihan online dengan Google Form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03:10:37</meta:creation-date>
    <meta:initial-creator>Widio Pranoto</meta:initial-creator>
    <dc:language>en-US</dc:language>
    <dc:date>2019-10-03T08:52:30.722000000</dc:date>
    <meta:editing-cycles>2</meta:editing-cycles>
    <meta:editing-duration>PT16M28S</meta:editing-duration>
    <meta:generator>LibreOffice/6.3.2.2$Windows_X86_64 LibreOffice_project/98b30e735bda24bc04ab42594c85f7fd8be07b9c</meta:generator>
    <meta:document-statistic meta:table-count="2" meta:cell-count="3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23cm" svg:y="3.703cm" style:legend-expansion="high" chart:style-name="ch2"/>
        <chart:plot-area chart:style-name="ch3" table:cell-range-address="Sheet1.A3:Sheet1.D5" chart:data-source-has-labels="both" svg:x="0.32cm" svg:y="0.18cm" svg:width="11.483cm" svg:height="8.64cm">
          <chartooo:coordinate-region svg:x="0.941cm" svg:y="0.379cm" svg:width="10.862cm" svg:height="7.79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3:Sheet1.B3" chart:class="chart:bar">
            <chart:data-point chart:repeated="2"/>
          </chart:series>
          <chart:series chart:style-name="ch8" chart:values-cell-range-address="Sheet1.C4:Sheet1.C5" chart:label-cell-address="Sheet1.C3:Sheet1.C3" chart:class="chart:bar">
            <chart:data-point chart:repeated="2"/>
          </chart:series>
          <chart:series chart:style-name="ch9" chart:values-cell-range-address="Sheet1.D4:Sheet1.D5" chart:label-cell-address="Sheet1.D3:Sheet1.D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-TEST</text:p>
                <draw:g>
                  <svg:desc>Sheet1.B3:Sheet1.B3</svg:desc>
                </draw:g>
              </table:table-cell>
              <table:table-cell office:value-type="string">
                <text:p>POST-TEST</text:p>
                <draw:g>
                  <svg:desc>Sheet1.C3:Sheet1.C3</svg:desc>
                </draw:g>
              </table:table-cell>
              <table:table-cell office:value-type="string">
                <text:p>PENINGKATAN (%)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ELAS KONTROL</text:p>
                <draw:g>
                  <svg:desc>Sheet1.A4:Sheet1.A5</svg:desc>
                </draw:g>
              </table:table-cell>
              <table:table-cell office:value-type="float" office:value="34.25">
                <text:p>34.25</text:p>
                <draw:g>
                  <svg:desc>Sheet1.B4:Sheet1.B5</svg:desc>
                </draw:g>
              </table:table-cell>
              <table:table-cell office:value-type="float" office:value="47.83">
                <text:p>47.83</text:p>
                <draw:g>
                  <svg:desc>Sheet1.C4:Sheet1.C5</svg:desc>
                </draw:g>
              </table:table-cell>
              <table:table-cell office:value-type="float" office:value="0.396496350364963">
                <text:p>0.396496350364963</text:p>
                <draw:g>
                  <svg:desc>Sheet1.D4:Sheet1.D5</svg:desc>
                </draw:g>
              </table:table-cell>
            </table:table-row>
            <table:table-row>
              <table:table-cell office:value-type="string">
                <text:p>KELAS PENELITIAN</text:p>
              </table:table-cell>
              <table:table-cell office:value-type="float" office:value="39.38">
                <text:p>39.38</text:p>
              </table:table-cell>
              <table:table-cell office:value-type="float" office:value="68.65">
                <text:p>68.65</text:p>
              </table:table-cell>
              <table:table-cell office:value-type="float" office:value="0.743270695784662">
                <text:p>0.743270695784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